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5pt" fo:font-style="normal" style:font-size-asian="15pt" style:font-style-asian="normal" style:font-size-complex="15pt" style:font-style-complex="normal"/>
    </style:style>
    <style:style style:name="P6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font-size="16pt" fo:font-style="italic" style:font-size-asian="16pt" style:font-style-asian="italic" style:font-size-complex="16pt" style:font-style-complex="italic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5pt" style:font-size-asian="15pt" style:font-size-complex="1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Κ Ε Ρ Ί</text:p>
      <text:p text:style-name="P6">“Candle of The Shop”</text:p>
      <text:p text:style-name="P7">Charles Thompson 2/2/18</text:p>
      <text:p text:style-name="P3"/>
      <text:p text:style-name="P4"><text:tab/>Κερί is a small low-power AM transmitter designed from scratch to be scalable and easy to understand. It uses a few basic components that allow a clean transmission, making it unique and superior to other circuits in many ways. To list the advantages:</text:p>
      <text:p text:style-name="P4"/>
      <text:list xml:id="list5193603224457156421" text:style-name="L1">
        <text:list-item>
          <text:p text:style-name="P8">The design permits most, if not all frequencies allowed by LC oscillators.</text:p>
        </text:list-item>
        <text:list-item>
          <text:p text:style-name="P8">The design does not inherently require a tuning slug.</text:p>
        </text:list-item>
        <text:list-item>
          <text:p text:style-name="P8">The design inherently produces a clean sine wave, resulting in minimal interference with other frequencies.</text:p>
        </text:list-item>
        <text:list-item>
          <text:p text:style-name="P8">The design does not require hard-to-find component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19T18:37:45</meta:creation-date>
    <dc:date>2018-02-03T19:03:26</dc:date>
    <meta:editing-duration>P2DT1H55M24S</meta:editing-duration>
    <meta:editing-cycles>12</meta:editing-cycles>
    <meta:generator>OpenOffice/4.1.4$Unix OpenOffice.org_project/414m5$Build-9788</meta:generator>
    <meta:document-statistic meta:table-count="0" meta:image-count="0" meta:object-count="0" meta:page-count="1" meta:paragraph-count="8" meta:word-count="102" meta:character-count="592"/>
  </office:meta>
</office:document-meta>
</file>